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c8a" officeooo:paragraph-rsid="00204c8a"/>
    </style:style>
    <style:style style:name="P2" style:family="paragraph" style:parent-style-name="Standard">
      <style:text-properties fo:color="#c9211e" fo:font-weight="bold" officeooo:rsid="00204c8a" officeooo:paragraph-rsid="00330945" style:font-weight-asian="bold" style:font-weight-complex="bold"/>
    </style:style>
    <style:style style:name="P3" style:family="paragraph" style:parent-style-name="Standard">
      <style:text-properties fo:color="#c9211e" fo:font-weight="bold" officeooo:rsid="009342ee" officeooo:paragraph-rsid="009342ee" style:font-weight-asian="bold" style:font-weight-complex="bold"/>
    </style:style>
    <style:style style:name="P4" style:family="paragraph" style:parent-style-name="Standard">
      <style:text-properties fo:color="#c9211e" fo:font-weight="bold" officeooo:rsid="00aaae54" officeooo:paragraph-rsid="00aaae54" style:font-weight-asian="bold" style:font-weight-complex="bold"/>
    </style:style>
    <style:style style:name="P5" style:family="paragraph" style:parent-style-name="Standard">
      <style:text-properties officeooo:rsid="0020aec0" officeooo:paragraph-rsid="0020aec0"/>
    </style:style>
    <style:style style:name="P6" style:family="paragraph" style:parent-style-name="Standard">
      <style:text-properties officeooo:rsid="00247dc8" officeooo:paragraph-rsid="00247dc8"/>
    </style:style>
    <style:style style:name="P7" style:family="paragraph" style:parent-style-name="Standard">
      <style:text-properties officeooo:rsid="00350aab" officeooo:paragraph-rsid="00350aab"/>
    </style:style>
    <style:style style:name="P8" style:family="paragraph" style:parent-style-name="Standard">
      <style:text-properties officeooo:paragraph-rsid="00350aab"/>
    </style:style>
    <style:style style:name="P9" style:family="paragraph" style:parent-style-name="Standard">
      <style:text-properties officeooo:rsid="0041cc7c" officeooo:paragraph-rsid="0041cc7c"/>
    </style:style>
    <style:style style:name="P10" style:family="paragraph" style:parent-style-name="Standard">
      <style:text-properties officeooo:paragraph-rsid="0041cc7c"/>
    </style:style>
    <style:style style:name="P11" style:family="paragraph" style:parent-style-name="Standard">
      <style:text-properties officeooo:rsid="00474243" officeooo:paragraph-rsid="00474243"/>
    </style:style>
    <style:style style:name="P12" style:family="paragraph" style:parent-style-name="Standard">
      <style:text-properties officeooo:rsid="005016db" officeooo:paragraph-rsid="005016db"/>
    </style:style>
    <style:style style:name="P13" style:family="paragraph" style:parent-style-name="Standard">
      <style:text-properties officeooo:rsid="00855a82" officeooo:paragraph-rsid="00855a82"/>
    </style:style>
    <style:style style:name="P14" style:family="paragraph" style:parent-style-name="Standard">
      <style:text-properties officeooo:rsid="008b3b2e" officeooo:paragraph-rsid="008b3b2e"/>
    </style:style>
    <style:style style:name="P15" style:family="paragraph" style:parent-style-name="Standard">
      <style:text-properties officeooo:rsid="008d860c" officeooo:paragraph-rsid="008d860c"/>
    </style:style>
    <style:style style:name="P16" style:family="paragraph" style:parent-style-name="Standard">
      <style:text-properties officeooo:rsid="00931370" officeooo:paragraph-rsid="00931370"/>
    </style:style>
    <style:style style:name="P17" style:family="paragraph" style:parent-style-name="Standard">
      <style:text-properties officeooo:rsid="00980e09" officeooo:paragraph-rsid="00a0a399"/>
    </style:style>
    <style:style style:name="P18" style:family="paragraph" style:parent-style-name="Standard">
      <style:text-properties officeooo:rsid="00980e09" officeooo:paragraph-rsid="00a21a0f"/>
    </style:style>
    <style:style style:name="P19" style:family="paragraph" style:parent-style-name="Standard">
      <style:text-properties officeooo:paragraph-rsid="00a53108"/>
    </style:style>
    <style:style style:name="P20" style:family="paragraph" style:parent-style-name="Standard">
      <style:text-properties officeooo:rsid="00b7717e" officeooo:paragraph-rsid="00a53108"/>
    </style:style>
    <style:style style:name="P21" style:family="paragraph" style:parent-style-name="Standard">
      <style:text-properties officeooo:paragraph-rsid="00bab48a"/>
    </style:style>
    <style:style style:name="P22" style:family="paragraph" style:parent-style-name="Standard">
      <style:text-properties officeooo:rsid="00be34ae" officeooo:paragraph-rsid="00be34ae"/>
    </style:style>
    <style:style style:name="P23" style:family="paragraph" style:parent-style-name="Standard">
      <style:text-properties officeooo:paragraph-rsid="00be34ae"/>
    </style:style>
    <style:style style:name="P24" style:family="paragraph" style:parent-style-name="Standard">
      <style:text-properties officeooo:rsid="00c501af" officeooo:paragraph-rsid="00c501af"/>
    </style:style>
    <style:style style:name="P25" style:family="paragraph" style:parent-style-name="Standard">
      <style:text-properties officeooo:rsid="00cc6f19" officeooo:paragraph-rsid="00cc6f19"/>
    </style:style>
    <style:style style:name="P26" style:family="paragraph" style:parent-style-name="Standard">
      <style:text-properties officeooo:paragraph-rsid="00d17e00"/>
    </style:style>
    <style:style style:name="P27" style:family="paragraph" style:parent-style-name="Standard">
      <style:text-properties officeooo:rsid="00da93f7" officeooo:paragraph-rsid="00da93f7"/>
    </style:style>
    <style:style style:name="P28" style:family="paragraph" style:parent-style-name="Standard">
      <style:text-properties officeooo:paragraph-rsid="0053c0fa"/>
    </style:style>
    <style:style style:name="P29" style:family="paragraph" style:parent-style-name="Standard">
      <style:text-properties officeooo:rsid="00a0a399" officeooo:paragraph-rsid="00a0a399"/>
    </style:style>
    <style:style style:name="P30" style:family="paragraph" style:parent-style-name="Standard">
      <style:text-properties officeooo:rsid="002acd27" officeooo:paragraph-rsid="0033f905" fo:background-color="#ffff00"/>
    </style:style>
    <style:style style:name="P31" style:family="paragraph" style:parent-style-name="Standard">
      <style:text-properties officeooo:rsid="0030be9a" officeooo:paragraph-rsid="0030be9a" fo:background-color="#ffff00"/>
    </style:style>
    <style:style style:name="P32" style:family="paragraph" style:parent-style-name="Standard">
      <style:text-properties officeooo:rsid="004b6c46" officeooo:paragraph-rsid="004b6c46" fo:background-color="#ffff00"/>
    </style:style>
    <style:style style:name="P33" style:family="paragraph" style:parent-style-name="Standard">
      <style:text-properties officeooo:rsid="00980e09" officeooo:paragraph-rsid="00a21a0f" fo:background-color="#ffff00"/>
    </style:style>
    <style:style style:name="P34" style:family="paragraph" style:parent-style-name="Standard">
      <style:text-properties officeooo:paragraph-rsid="00d17e00" fo:background-color="#ffff00"/>
    </style:style>
    <style:style style:name="P35" style:family="paragraph" style:parent-style-name="Standard">
      <style:text-properties officeooo:rsid="003cedf5" officeooo:paragraph-rsid="003cedf5" fo:background-color="#dee6ef"/>
    </style:style>
    <style:style style:name="P36" style:family="paragraph" style:parent-style-name="Standard">
      <style:text-properties officeooo:paragraph-rsid="0114b24a"/>
    </style:style>
    <style:style style:name="P37" style:family="paragraph" style:parent-style-name="Standard" style:list-style-name="L1">
      <style:text-properties officeooo:rsid="00236f73" officeooo:paragraph-rsid="00236f73"/>
    </style:style>
    <style:style style:name="P38" style:family="paragraph" style:parent-style-name="Standard" style:list-style-name="L1">
      <style:text-properties fo:font-weight="bold" officeooo:rsid="00247dc8" officeooo:paragraph-rsid="00247dc8" style:font-weight-asian="bold" style:font-weight-complex="bold"/>
    </style:style>
    <style:style style:name="P39" style:family="paragraph" style:parent-style-name="Standard" style:list-style-name="L1">
      <style:text-properties officeooo:rsid="00247dc8" officeooo:paragraph-rsid="00247dc8"/>
    </style:style>
    <style:style style:name="P40" style:family="paragraph" style:parent-style-name="Standard" style:list-style-name="L2">
      <style:text-properties officeooo:paragraph-rsid="0053c0fa"/>
    </style:style>
    <style:style style:name="P41" style:family="paragraph" style:parent-style-name="Standard" style:list-style-name="L2">
      <style:text-properties officeooo:rsid="0055cbdd" officeooo:paragraph-rsid="0055cbdd"/>
    </style:style>
    <style:style style:name="P42" style:family="paragraph" style:parent-style-name="Standard" style:list-style-name="L2">
      <style:text-properties officeooo:rsid="0055cbdd" officeooo:paragraph-rsid="00fb4e3a" fo:background-color="#dee6ef"/>
    </style:style>
    <style:style style:name="P43" style:family="paragraph" style:parent-style-name="Standard" style:list-style-name="L2">
      <style:text-properties officeooo:rsid="00564daa" officeooo:paragraph-rsid="00564daa" fo:background-color="#dee6ef"/>
    </style:style>
    <style:style style:name="P44" style:family="paragraph" style:parent-style-name="Standard" style:list-style-name="L2">
      <style:text-properties officeooo:rsid="0055cbdd" officeooo:paragraph-rsid="0057add8" fo:background-color="#e0c2cd"/>
    </style:style>
    <style:style style:name="P45" style:family="paragraph" style:parent-style-name="Standard" style:list-style-name="L2">
      <style:text-properties officeooo:rsid="005d2925" officeooo:paragraph-rsid="005d2925" fo:background-color="#e0c2cd"/>
    </style:style>
    <style:style style:name="P46" style:family="paragraph" style:parent-style-name="Standard" style:list-style-name="L2">
      <style:text-properties officeooo:rsid="005fa266" officeooo:paragraph-rsid="00fddb99" fo:background-color="#e0c2cd"/>
    </style:style>
    <style:style style:name="P47" style:family="paragraph" style:parent-style-name="Standard" style:list-style-name="L2">
      <style:text-properties officeooo:rsid="005fa266" officeooo:paragraph-rsid="005fa266"/>
    </style:style>
    <style:style style:name="P48" style:family="paragraph" style:parent-style-name="Standard" style:list-style-name="L2">
      <style:text-properties officeooo:rsid="0062db56" officeooo:paragraph-rsid="0062db56"/>
    </style:style>
    <style:style style:name="P49" style:family="paragraph" style:parent-style-name="Standard" style:list-style-name="L2">
      <style:text-properties officeooo:rsid="0065c36d" officeooo:paragraph-rsid="01016635" fo:background-color="#ffdbb6"/>
    </style:style>
    <style:style style:name="P50" style:family="paragraph" style:parent-style-name="Standard" style:list-style-name="L2">
      <style:text-properties officeooo:rsid="0065c36d" officeooo:paragraph-rsid="01016635" fo:background-color="#ffff00"/>
    </style:style>
    <style:style style:name="P51" style:family="paragraph" style:parent-style-name="Standard" style:list-style-name="L2">
      <style:text-properties officeooo:rsid="0077969f" officeooo:paragraph-rsid="0077969f" fo:background-color="#ffff00"/>
    </style:style>
    <style:style style:name="P52" style:family="paragraph" style:parent-style-name="Standard" style:list-style-name="L2">
      <style:text-properties officeooo:rsid="0073adc9" officeooo:paragraph-rsid="0073adc9"/>
    </style:style>
    <style:style style:name="P53" style:family="paragraph" style:parent-style-name="Standard" style:list-style-name="L2">
      <style:text-properties officeooo:rsid="0079c89d" officeooo:paragraph-rsid="0079c89d"/>
    </style:style>
    <style:style style:name="P54" style:family="paragraph" style:parent-style-name="Standard" style:list-style-name="L2">
      <style:text-properties officeooo:rsid="00845489" officeooo:paragraph-rsid="00845489"/>
    </style:style>
    <style:style style:name="P55" style:family="paragraph" style:parent-style-name="Standard" style:list-style-name="L2">
      <style:text-properties officeooo:rsid="00855a82" officeooo:paragraph-rsid="00855a82"/>
    </style:style>
    <style:style style:name="P56" style:family="paragraph" style:parent-style-name="Standard" style:list-style-name="L3">
      <style:text-properties officeooo:rsid="00da93f7" officeooo:paragraph-rsid="00da93f7"/>
    </style:style>
    <style:style style:name="T1" style:family="text">
      <style:text-properties officeooo:rsid="00247dc8"/>
    </style:style>
    <style:style style:name="T2" style:family="text">
      <style:text-properties officeooo:rsid="00263144"/>
    </style:style>
    <style:style style:name="T3" style:family="text">
      <style:text-properties officeooo:rsid="0027b1c7"/>
    </style:style>
    <style:style style:name="T4" style:family="text">
      <style:text-properties officeooo:rsid="002d5a6a"/>
    </style:style>
    <style:style style:name="T5" style:family="text">
      <style:text-properties officeooo:rsid="0030be9a"/>
    </style:style>
    <style:style style:name="T6" style:family="text">
      <style:text-properties officeooo:rsid="00330945"/>
    </style:style>
    <style:style style:name="T7" style:family="text">
      <style:text-properties officeooo:rsid="0033cddd"/>
    </style:style>
    <style:style style:name="T8" style:family="text">
      <style:text-properties officeooo:rsid="0033f905"/>
    </style:style>
    <style:style style:name="T9" style:family="text">
      <style:text-properties officeooo:rsid="00350aab"/>
    </style:style>
    <style:style style:name="T10" style:family="text">
      <style:text-properties officeooo:rsid="0035bafe"/>
    </style:style>
    <style:style style:name="T11" style:family="text">
      <style:text-properties officeooo:rsid="00391e73"/>
    </style:style>
    <style:style style:name="T12" style:family="text">
      <style:text-properties officeooo:rsid="003de76b"/>
    </style:style>
    <style:style style:name="T13" style:family="text">
      <style:text-properties officeooo:rsid="003febcd"/>
    </style:style>
    <style:style style:name="T14" style:family="text">
      <style:text-properties officeooo:rsid="0041cc7c"/>
    </style:style>
    <style:style style:name="T15" style:family="text">
      <style:text-properties officeooo:rsid="0044776c"/>
    </style:style>
    <style:style style:name="T16" style:family="text">
      <style:text-properties officeooo:rsid="00476f2c"/>
    </style:style>
    <style:style style:name="T17" style:family="text">
      <style:text-properties officeooo:rsid="00510e5a"/>
    </style:style>
    <style:style style:name="T18" style:family="text">
      <style:text-properties officeooo:rsid="00512608"/>
    </style:style>
    <style:style style:name="T19" style:family="text">
      <style:text-properties officeooo:rsid="0053c0fa"/>
    </style:style>
    <style:style style:name="T20" style:family="text">
      <style:text-properties officeooo:rsid="0057add8"/>
    </style:style>
    <style:style style:name="T21" style:family="text">
      <style:text-properties officeooo:rsid="0059390c"/>
    </style:style>
    <style:style style:name="T22" style:family="text">
      <style:text-properties officeooo:rsid="0062db56"/>
    </style:style>
    <style:style style:name="T23" style:family="text">
      <style:text-properties officeooo:rsid="00665b4e"/>
    </style:style>
    <style:style style:name="T24" style:family="text">
      <style:text-properties officeooo:rsid="006c4ffc"/>
    </style:style>
    <style:style style:name="T25" style:family="text">
      <style:text-properties officeooo:rsid="00705db1"/>
    </style:style>
    <style:style style:name="T26" style:family="text">
      <style:text-properties officeooo:rsid="0070bcdc"/>
    </style:style>
    <style:style style:name="T27" style:family="text">
      <style:text-properties officeooo:rsid="007482a6"/>
    </style:style>
    <style:style style:name="T28" style:family="text">
      <style:text-properties officeooo:rsid="0074b407"/>
    </style:style>
    <style:style style:name="T29" style:family="text">
      <style:text-properties officeooo:rsid="00783ba0"/>
    </style:style>
    <style:style style:name="T30" style:family="text">
      <style:text-properties officeooo:rsid="007b967e"/>
    </style:style>
    <style:style style:name="T31" style:family="text">
      <style:text-properties officeooo:rsid="007d3716"/>
    </style:style>
    <style:style style:name="T32" style:family="text">
      <style:text-properties officeooo:rsid="00855a82"/>
    </style:style>
    <style:style style:name="T33" style:family="text">
      <style:text-properties officeooo:rsid="0086c602"/>
    </style:style>
    <style:style style:name="T34" style:family="text">
      <style:text-properties officeooo:rsid="008dd942"/>
    </style:style>
    <style:style style:name="T35" style:family="text">
      <style:text-properties officeooo:rsid="008f6bd9"/>
    </style:style>
    <style:style style:name="T36" style:family="text">
      <style:text-properties officeooo:rsid="009669f2"/>
    </style:style>
    <style:style style:name="T37" style:family="text">
      <style:text-properties officeooo:rsid="00991fc3"/>
    </style:style>
    <style:style style:name="T38" style:family="text">
      <style:text-properties officeooo:rsid="009c3fec"/>
    </style:style>
    <style:style style:name="T39" style:family="text">
      <style:text-properties officeooo:rsid="009f7671"/>
    </style:style>
    <style:style style:name="T40" style:family="text">
      <style:text-properties officeooo:rsid="00a0a399"/>
    </style:style>
    <style:style style:name="T41" style:family="text">
      <style:text-properties officeooo:rsid="00a12bc0"/>
    </style:style>
    <style:style style:name="T42" style:family="text">
      <style:text-properties officeooo:rsid="00a21a0f"/>
    </style:style>
    <style:style style:name="T43" style:family="text">
      <style:text-properties officeooo:rsid="00a53108"/>
    </style:style>
    <style:style style:name="T44" style:family="text">
      <style:text-properties officeooo:rsid="00a72c32"/>
    </style:style>
    <style:style style:name="T45" style:family="text">
      <style:text-properties officeooo:rsid="00bab48a"/>
    </style:style>
    <style:style style:name="T46" style:family="text">
      <style:text-properties officeooo:rsid="00bae6f6"/>
    </style:style>
    <style:style style:name="T47" style:family="text">
      <style:text-properties officeooo:rsid="00be34ae"/>
    </style:style>
    <style:style style:name="T48" style:family="text">
      <style:text-properties officeooo:rsid="00bfb0d2"/>
    </style:style>
    <style:style style:name="T49" style:family="text">
      <style:text-properties officeooo:rsid="00c06278"/>
    </style:style>
    <style:style style:name="T50" style:family="text">
      <style:text-properties officeooo:rsid="00c09111"/>
    </style:style>
    <style:style style:name="T51" style:family="text">
      <style:text-properties officeooo:rsid="00c6e197"/>
    </style:style>
    <style:style style:name="T52" style:family="text">
      <style:text-properties officeooo:rsid="00c85553"/>
    </style:style>
    <style:style style:name="T53" style:family="text">
      <style:text-properties officeooo:rsid="00ccd7fd"/>
    </style:style>
    <style:style style:name="T54" style:family="text">
      <style:text-properties officeooo:rsid="00cd63f3"/>
    </style:style>
    <style:style style:name="T55" style:family="text">
      <style:text-properties officeooo:rsid="00d17e00"/>
    </style:style>
    <style:style style:name="T56" style:family="text">
      <style:text-properties officeooo:rsid="00d2719c"/>
    </style:style>
    <style:style style:name="T57" style:family="text">
      <style:text-properties officeooo:rsid="00d63d80"/>
    </style:style>
    <style:style style:name="T58" style:family="text">
      <style:text-properties officeooo:rsid="00d6b7ef"/>
    </style:style>
    <style:style style:name="T59" style:family="text">
      <style:text-properties officeooo:rsid="00dc56c5"/>
    </style:style>
    <style:style style:name="T60" style:family="text">
      <style:text-properties officeooo:rsid="00dd6c8e"/>
    </style:style>
    <style:style style:name="T61" style:family="text">
      <style:text-properties officeooo:rsid="00de3a2c"/>
    </style:style>
    <style:style style:name="T62" style:family="text">
      <style:text-properties officeooo:rsid="00df4112"/>
    </style:style>
    <style:style style:name="T63" style:family="text">
      <style:text-properties officeooo:rsid="00e20357"/>
    </style:style>
    <style:style style:name="T64" style:family="text">
      <style:text-properties fo:background-color="#dee6ef" loext:char-shading-value="0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e5d67c" style:font-weight-asian="bold" style:font-weight-complex="bold"/>
    </style:style>
    <style:style style:name="T67" style:family="text">
      <style:text-properties officeooo:rsid="00e9c268"/>
    </style:style>
    <style:style style:name="T68" style:family="text">
      <style:text-properties officeooo:rsid="00ea620e"/>
    </style:style>
    <style:style style:name="T69" style:family="text">
      <style:text-properties officeooo:rsid="00eb1f20"/>
    </style:style>
    <style:style style:name="T70" style:family="text">
      <style:text-properties fo:color="#c9211e" fo:font-weight="bold" style:font-weight-asian="bold" style:font-weight-complex="bold"/>
    </style:style>
    <style:style style:name="T71" style:family="text">
      <style:text-properties fo:color="#c9211e" fo:font-weight="bold" officeooo:rsid="00554d43" style:font-weight-asian="bold" style:font-weight-complex="bold"/>
    </style:style>
    <style:style style:name="T72" style:family="text">
      <style:text-properties fo:color="#c9211e" fo:font-weight="bold" officeooo:rsid="0053c0fa" style:font-weight-asian="bold" style:font-weight-complex="bold"/>
    </style:style>
    <style:style style:name="T73" style:family="text">
      <style:text-properties fo:color="#c9211e" fo:font-weight="bold" officeooo:rsid="0070bcdc" style:font-weight-asian="bold" style:font-weight-complex="bold"/>
    </style:style>
    <style:style style:name="T74" style:family="text">
      <style:text-properties fo:background-color="#e0c2cd" loext:char-shading-value="0"/>
    </style:style>
    <style:style style:name="T75" style:family="text">
      <style:text-properties officeooo:rsid="0053c0fa" fo:background-color="#ffff00" loext:char-shading-value="0"/>
    </style:style>
    <style:style style:name="T76" style:family="text">
      <style:text-properties officeooo:rsid="00f38d13" fo:background-color="#ffff00" loext:char-shading-value="0"/>
    </style:style>
    <style:style style:name="T77" style:family="text">
      <style:text-properties officeooo:rsid="00f4d9fa" fo:background-color="#ffff00" loext:char-shading-value="0"/>
    </style:style>
    <style:style style:name="T78" style:family="text">
      <style:text-properties officeooo:rsid="0020aec0" fo:background-color="#ffff00" loext:char-shading-value="0"/>
    </style:style>
    <style:style style:name="T79" style:family="text">
      <style:text-properties officeooo:rsid="011194e8" fo:background-color="#ffff00" loext:char-shading-value="0"/>
    </style:style>
    <style:style style:name="T80" style:family="text">
      <style:text-properties officeooo:rsid="0114b24a" fo:background-color="#ffff00" loext:char-shading-value="0"/>
    </style:style>
    <style:style style:name="T81" style:family="text">
      <style:text-properties officeooo:rsid="01164530" fo:background-color="#ffff00" loext:char-shading-value="0"/>
    </style:style>
    <style:style style:name="T82" style:family="text">
      <style:text-properties officeooo:rsid="00e431b3" fo:background-color="#ffff00" loext:char-shading-value="0"/>
    </style:style>
    <style:style style:name="T83" style:family="text">
      <style:text-properties officeooo:rsid="0111e113" fo:background-color="#ffff00" loext:char-shading-value="0"/>
    </style:style>
    <style:style style:name="T84" style:family="text">
      <style:text-properties officeooo:rsid="00fa31d6"/>
    </style:style>
    <style:style style:name="T85" style:family="text">
      <style:text-properties officeooo:rsid="01002c8d"/>
    </style:style>
    <style:style style:name="T86" style:family="text">
      <style:text-properties officeooo:rsid="01016635"/>
    </style:style>
    <style:style style:name="T87" style:family="text">
      <style:text-properties officeooo:rsid="0109cf16"/>
    </style:style>
    <style:style style:name="T88" style:family="text">
      <style:text-properties officeooo:rsid="010c937e"/>
    </style:style>
    <style:style style:name="T89" style:family="text">
      <style:text-properties officeooo:rsid="011b5713"/>
    </style:style>
    <style:style style:name="T90" style:family="text">
      <style:text-properties officeooo:rsid="011f24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LO DEI TIPI - <text:s/><text:span text:style-name="T5">TIPO APPARENTE </text:span><text:span text:style-name="T63">E</text:span><text:span text:style-name="T6"> CONCRETO</text:span></text:p>
      <text:p text:style-name="P1"/>
      <text:p text:style-name="P36"><text:span text:style-name="T78">Java è un linguaggio fortemente tipato: ovvero </text:span><text:span text:style-name="T79">il compilatore controlla </text:span><text:span text:style-name="T80">che</text:span><text:span text:style-name="T78"> tutte le espressioni che compaioni nei file sorgenti </text:span><text:span text:style-name="T81">abbiamo</text:span><text:span text:style-name="T78"> ad ess</text:span><text:span text:style-name="T82">e</text:span><text:span text:style-name="T78"> associato </text:span><text:span text:style-name="T81">il</text:span><text:span text:style-name="T78"> tipo </text:span><text:span text:style-name="T81">corretto</text:span><text:span text:style-name="T79">, </text:span><text:span text:style-name="T83">e in caso di un errore di tipo si ha un errore di compilazione</text:span><text:span text:style-name="T78">.</text:span></text:p>
      <text:p text:style-name="P5"><text:span text:style-name="T64">Questo è possibile tramite una serie di informazioni all’interno del sorgente e sono</text:span>:</text:p>
      <text:list xml:id="list1825017197" text:style-name="L1">
        <text:list-item>
          <text:p text:style-name="P37"><text:span text:style-name="T66">utilizzo di </text:span><text:span text:style-name="T65">letterali</text:span> <text:span text:style-name="T1">(perchè hanno sempre un tipo→ float,int, boolean, …) </text:span></text:p>
        </text:list-item>
        <text:list-item>
          <text:p text:style-name="P38">dichiarazion<text:span text:style-name="T67">e</text:span> di variabil<text:span text:style-name="T67">i</text:span></text:p>
        </text:list-item>
        <text:list-item>
          <text:p text:style-name="P39"><text:span text:style-name="T65">segnatura dei metodi</text:span>, <text:span text:style-name="T2">che ci consente di sapere il tipo </text:span><text:span text:style-name="T3">che viene restituito</text:span></text:p>
        </text:list-item>
      </text:list>
      <text:p text:style-name="P6"/>
      <text:p text:style-name="P30">Attraverso queste informazioni è possibile determinare il tipo delle espressioni <text:span text:style-name="T4">attraverso l’induzione strutturale, </text:span><text:span text:style-name="T69">che</text:span><text:span text:style-name="T8"> avvi</text:span><text:span text:style-name="T68">e</text:span><text:span text:style-name="T8">ne </text:span><text:span text:style-name="T7">a tempo di compilazione da parte del compilatore</text:span>.</text:p>
      <text:p text:style-name="P31">Il tipo che possiamo determinare in questo modo è il <text:span text:style-name="T70">TIPO APPARENTE</text:span>.</text:p>
      <text:p text:style-name="P8"><text:span text:style-name="T9">In questo caso </text:span><text:span text:style-name="T10">attraverso il controllo dei tipi, se il compilatore compila senza errori il programma allora </text:span><text:span text:style-name="T11">siamo</text:span><text:span text:style-name="T10"> sicur</text:span><text:span text:style-name="T11">i</text:span><text:span text:style-name="T10"> che durante la sue esecuzione non avverrà mai un errore di tipo.</text:span></text:p>
      <text:p text:style-name="P7"/>
      <text:p text:style-name="P35">In Java inoltre, I tipi <text:span text:style-name="T12">sono organizzati in una gerarchia. Ovvero </text:span><text:span text:style-name="T13">I tipi possono avere dei sottotipi specializzati </text:span><text:span text:style-name="T89">e dei supertipi</text:span><text:span text:style-name="T13">.</text:span></text:p>
      <text:p text:style-name="P9">Es:</text:p>
      <text:p text:style-name="P10"><text:span text:style-name="T14">Il tipo </text:span><text:span text:style-name="T15">Animale</text:span><text:span text:style-name="T14"> possiede il sottotipo </text:span><text:span text:style-name="T15">Mammifero</text:span><text:span text:style-name="T14"> e il sottotipo </text:span><text:span text:style-name="T15">Rettile</text:span><text:span text:style-name="T14">.</text:span></text:p>
      <text:p text:style-name="P9"/>
      <text:p text:style-name="P11"><text:span text:style-name="T74">La relazione di sottotipo è una relazione transitiva</text:span>, <text:span text:style-name="T16">ovvero se un Umano è un sottotipo di Mammifero e Mammifero è sottotipo di Animale, allora anche Umano è un sottotipo di Animale.</text:span></text:p>
      <text:p text:style-name="P11"/>
      <text:p text:style-name="P32">Il tipo più generico di tutti è il tipo Object e rappresenta quindi la cima della gerarchia.</text:p>
      <text:p text:style-name="P12">Un sottotipo diciamo che estende il suo supertipo nel senso che possiede tutte le proprietà del suo supertipo e anche delle altre <text:span text:style-name="T17">che </text:span><text:span text:style-name="T18">quest’ultimo non possiede</text:span>.</text:p>
      <text:p text:style-name="P12"/>
      <text:p text:style-name="P28"><text:span text:style-name="T75">La relazione di sottotipo deve soddisfare </text:span><text:span text:style-name="T76">delle</text:span><text:span text:style-name="T75"> caratteristic</text:span><text:span text:style-name="T76">he</text:span><text:span text:style-name="T75"> affinchè si possa adoperare nel linguaggio in maniera produttiv</text:span><text:span text:style-name="T77">a</text:span><text:span text:style-name="T19">:</text:span></text:p>
      <text:list xml:id="list2762103503" text:style-name="L2">
        <text:list-item>
          <text:p text:style-name="P40"><text:span text:style-name="T71">I</text:span><text:span text:style-name="T72">l principio di sostituzione di Liskov</text:span><text:span text:style-name="T19">:</text:span></text:p>
          <text:p text:style-name="P41">Esso dice che se A è un sottotipo di B allora:</text:p>
          <text:list>
            <text:list-item>
              <text:p text:style-name="P42">A deve avere tutte le competenze che ha B, in particolare deve avere tutti I metodi che ha B. </text:p>
              <text:p text:style-name="P42"><text:span text:style-name="T84">Questo p</text:span>erchè devo essere in grado di sostituire, in qualunque punto del codice, un’istanza di A al posto di un’istanza di B e il programma deve mantere la correttezza dei tipi.</text:p>
              <text:p text:style-name="P43">Tale caratteristica è controllata dal compilatore.</text:p>
            </text:list-item>
            <text:list-item>
              <text:p text:style-name="P44">A deve avere tutt<text:span text:style-name="T20">i metodi</text:span> che ha B <text:span text:style-name="T20">e questi devono avere lo stesso comportamento, ovvero </text:span><text:span text:style-name="T21">devo essere in grado di preservare la semantica.</text:span></text:p>
              <text:p text:style-name="P45">Il controllo semantico non può essere automatizzato.</text:p>
              <text:p text:style-name="P46">Tale principio permette di assegnare variabili nella forma del tipo b = a perchè è sempre possibile assegnare <text:span text:style-name="T22">a un supertipo un </text:span><text:span text:style-name="T85">suo </text:span><text:span text:style-name="T22">sottotipo.</text:span></text:p>
            </text:list-item>
          </text:list>
          <text:p text:style-name="P47"/>
          <text:p text:style-name="P48">ES: ad una variabile Animale posso sempre assegnare il tipo UMANO.</text:p>
          <text:p text:style-name="P48"/>
          <text:p text:style-name="P49"><text:span text:style-name="T23">Attraverso q</text:span>uesta regola dell’assegnamento <text:span text:style-name="T23">il compilatore </text:span><text:span text:style-name="T24">può sempre identificare </text:span><text:span text:style-name="T29">in modo statico </text:span><text:span text:style-name="T24">il tipo apparente di un’espressione. </text:span></text:p>
          <text:p text:style-name="P50"><text:span text:style-name="T25">A seguito di questo assegnamento il sottotip</text:span><text:span text:style-name="T86">o</text:span><text:span text:style-name="T25"> assegnato al supertipo è più specifico di questo, e quindi </text:span><text:span text:style-name="T90">possiamo dire che </text:span><text:span text:style-name="T26">durante l’esecuzione del codice le espressioni possono assumere un tipo diverso da quello apparente, che viene chiamato </text:span><text:span text:style-name="T73">TIPO CONCRETO</text:span><text:span text:style-name="T26">.</text:span></text:p>
          <text:p text:style-name="P52"><text:soft-page-break/>Quello che accade è che, dopo che il compilatore si accerta che non vi siano errori rispetto ai tipi apparenti, <text:span text:style-name="T28">l</text:span><text:span text:style-name="T27">’esecuzione </text:span><text:span text:style-name="T28">procede </text:span><text:span text:style-name="T27">in base ai tipi concreti.</text:span></text:p>
          <text:p text:style-name="P51">Parte del controllo dei tipi viene quindi spostato a tempo di esecuzione.</text:p>
          <text:p text:style-name="P53">Durante l’esecuzione, <text:span text:style-name="T30">poichè esiste la gerarchia dei tipi, e in essa è consentito l’assegnamento di una variabile di un sottotipo ad una variabile di un supertipo, possiamo avere dei tipi concreti </text:span><text:span text:style-name="T31">diversi da quelli apparenti che non sono noti fino al tempo di esecuzione.</text:span></text:p>
        </text:list-item>
        <text:list-item>
          <text:p text:style-name="P54">La seconda caratteristica che garantisce la sicurezza dei tipi nel linguaggio è che abbiamo un controllo sul bound degli array. <text:span text:style-name="T32">Non possiamo dichiarare un vettore di 3 elementi e accedere al sesto.</text:span></text:p>
        </text:list-item>
        <text:list-item>
          <text:p text:style-name="P55">L’ultima caratteristica è la gestione automantica della memoria, attraverso <text:span text:style-name="T87">la</text:span> quale il garbage collector elimina gli oggetti nello heap, <text:span text:style-name="T33">qualora essi non abbiamo alcun riferimento all’interno del codice.</text:span></text:p>
        </text:list-item>
      </text:list>
      <text:p text:style-name="P13"/>
      <text:p text:style-name="P14"/>
      <text:p text:style-name="P15">La conversione implicita tra <text:span text:style-name="T34">tipi </text:span><text:span text:style-name="T35">avviene solamente per I tipi primitivi.</text:span></text:p>
      <text:p text:style-name="P15"/>
      <text:p text:style-name="P3">SOVRACCARICAMENTO <text:span text:style-name="T36">(overloading)</text:span></text:p>
      <text:p text:style-name="P16"/>
      <text:p text:style-name="P17">In java è possibile avere <text:span text:style-name="T37">sia operatori con lo stesso nome, ma che effettuano operazioni diverse (ad esempio 3 + 2 e “ciao” + “mamma”), </text:span><text:span text:style-name="T38">sia </text:span><text:span text:style-name="T39">avere </text:span><text:span text:style-name="T40">più </text:span><text:span text:style-name="T39">metodi con lo stesso nome.</text:span></text:p>
      <text:p text:style-name="P29">ES:</text:p>
      <text:p text:style-name="P29">potemmo avere un metodo somma che prende come argomenti due interi e un altro metodo somma che prende due float.</text:p>
      <text:p text:style-name="P17"/>
      <text:p text:style-name="P33"><text:span text:style-name="T40">In questo caso stiamo sovraccaricando </text:span><text:span text:style-name="T41">il nome del metodo dal momento che </text:span><text:span text:style-name="T42">le segnature risultano diverse.</text:span></text:p>
      <text:p text:style-name="P18"><text:span text:style-name="T39"><text:s/></text:span><text:span text:style-name="T38"><text:s/></text:span></text:p>
      <text:p text:style-name="P19"><text:span text:style-name="T43">Il compilatore cerca di determinare I tipi dei parametri concreti con cui viene invocato </text:span><text:span text:style-name="T44">facendo il minor numero di conversioni implicite.</text:span></text:p>
      <text:p text:style-name="P19"/>
      <text:p text:style-name="P19"/>
      <text:p text:style-name="P4">DISPATCHING</text:p>
      <text:p text:style-name="P20"/>
      <text:p text:style-name="P21"><text:span text:style-name="T45">Immaginiamo di avere una variabile a e di invocare su di essa un metodo m </text:span><text:span text:style-name="T46">che possiede dei parametri con</text:span><text:span text:style-name="T88">c</text:span><text:span text:style-name="T46">reti</text:span><text:span text:style-name="T45">.</text:span></text:p>
      <text:p text:style-name="P22">La varaibile a possiede un tipo apparente e un tipo concreto che potrebbero essere diversi.</text:p>
      <text:p text:style-name="P23"><text:span text:style-name="T47">È fondamentale che il </text:span><text:span text:style-name="T48">compilatore a tempo di compilazione osservi se nel tipo apparente della variabile vi sia un metodo chiamato m che è il più specifico per I tipi </text:span><text:span text:style-name="T49">apparenti </text:span><text:span text:style-name="T48">dei </text:span><text:span text:style-name="T50">suoi </text:span><text:span text:style-name="T48">parametri </text:span><text:span text:style-name="T50">concreti.</text:span></text:p>
      <text:p text:style-name="P23"/>
      <text:p text:style-name="P24">Se così <text:span text:style-name="T51">è </text:span><text:span text:style-name="T52">allora il compilatore procede alla compilazione.</text:span></text:p>
      <text:p text:style-name="P25"/>
      <text:p text:style-name="P34"><text:span text:style-name="T55">Inoltre</text:span><text:span text:style-name="T54"> se prima di invocare il metodo </text:span><text:span text:style-name="T56">m </text:span><text:span text:style-name="T54">abbiamo un espressione del tipo a = b, con b sottotipo di a, a</text:span><text:span text:style-name="T53"> tempo di esecuzione la macchina virtuale deve </text:span><text:span text:style-name="T57">eseguire il codice secondo il comportamento del metodo m definito in b, </text:span><text:span text:style-name="T58">dal momento che a ha come tipo concreto b</text:span><text:span text:style-name="T57">.</text:span></text:p>
      <text:p text:style-name="P26"/>
      <text:p text:style-name="P27">L’oggetto Object ha due competenze fondamentali:</text:p>
      <text:list xml:id="list1638195566" text:style-name="L3">
        <text:list-item>
          <text:p text:style-name="P56"><text:span text:style-name="T60">boolean e</text:span>quals<text:span text:style-name="T60">(Object obj) </text:span>: <text:span text:style-name="T62">I tipi non primitivi devono poter essere controllati tra di loro controllando che I due riferimenti si riferiscano allo stesso oggetto.</text:span> <text:span text:style-name="T59"><text:s/></text:span></text:p>
        </text:list-item>
        <text:list-item>
          <text:p text:style-name="P56"><text:span text:style-name="T60">String </text:span>toString<text:span text:style-name="T60">() </text:span>: <text:span text:style-name="T59"><text:s/></text:span><text:span text:style-name="T61">offre una rappresentazione sotto forma di stringa dell’oggetto</text:span></text:p>
        </text:list-item>
      </text:list>
      <text:p text:style-name="P2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7:53:24.170401191</meta:creation-date>
    <meta:generator>LibreOffice/6.4.6.2$Linux_X86_64 LibreOffice_project/40$Build-2</meta:generator>
    <dc:date>2021-05-06T16:30:27.021093446</dc:date>
    <meta:editing-duration>PT2H48M43S</meta:editing-duration>
    <meta:editing-cycles>199</meta:editing-cycles>
    <meta:document-statistic meta:table-count="0" meta:image-count="0" meta:object-count="0" meta:page-count="2" meta:paragraph-count="52" meta:word-count="915" meta:character-count="5540" meta:non-whitespace-character-count="4686"/>
  </office:meta>
</office:document-meta>
</file>